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da-results" table:style-name="ta1">
        <table:shapes>
          <draw:frame draw:z-index="0" draw:style-name="gr1" draw:text-style-name="P1" svg:width="6.2988in" svg:height="3.5429in" svg:x="14.1409in" svg:y="0.4992in">
            <draw:object draw:notify-on-update-of-ranges="'cuda-results'.J15:'cuda-results'.J17 'cuda-results'.K14:'cuda-results'.K14 'cuda-results'.K15:'cuda-results'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4.0543in" svg:y="4.9437in">
            <draw:object draw:notify-on-update-of-ranges="'cuda-results'.J21:'cuda-results'.J23 'cuda-results'.K20:'cuda-results'.K20 'cuda-results'.K21:'cuda-results'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Calculation time</text:p>
          </table:table-cell>
          <table:table-cell office:value-type="string" calcext:value-type="string">
            <text:p>Alloc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locks per grid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ff from true PI</text:p>
          </table:table-cell>
          <table:table-cell/>
          <table:table-cell office:value-type="string" calcext:value-type="string">
            <text:p>Start total</text:p>
          </table:table-cell>
          <table:table-cell office:value-type="string" calcext:value-type="string">
            <text:p>Stop total</text:p>
          </table:table-cell>
          <table:table-cell office:value-type="string" calcext:value-type="string">
            <text:p>Start calc</text:p>
          </table:table-cell>
          <table:table-cell office:value-type="string" calcext:value-type="string">
            <text:p>Stop calc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ulation time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0.928795" calcext:value-type="float">
            <text:p>0.928795</text:p>
          </table:table-cell>
          <table:table-cell office:value-type="float" office:value="0.004474" calcext:value-type="float">
            <text:p>0.004474</text:p>
          </table:table-cell>
          <table:table-cell office:value-type="float" office:value="0.924126" calcext:value-type="float">
            <text:p>0.9241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508329" calcext:value-type="float">
            <text:p>1.3089969508329E-07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01</text:p>
          </table:table-cell>
          <table:table-cell table:formula="of:=AVERAGE(INDIRECT([.I2]):INDIRECT([.J2]))" office:value-type="float" office:value="0.91843282" calcext:value-type="float">
            <text:p>0.91843282</text:p>
          </table:table-cell>
          <table:table-cell table:formula="of:=AVERAGE(INDIRECT([.K2]):INDIRECT([.L2]))" office:value-type="float" office:value="0.00453656" calcext:value-type="float">
            <text:p>0.00453656</text:p>
          </table:table-cell>
          <table:table-cell table:formula="of:=[.D2]" office:value-type="float" office:value="24000000" calcext:value-type="float">
            <text:p>24000000</text:p>
          </table:table-cell>
        </table:table-row>
        <table:table-row table:style-name="ro1">
          <table:table-cell office:value-type="float" office:value="0.902228" calcext:value-type="float">
            <text:p>0.902228</text:p>
          </table:table-cell>
          <table:table-cell office:value-type="float" office:value="0.004498" calcext:value-type="float">
            <text:p>0.004498</text:p>
          </table:table-cell>
          <table:table-cell office:value-type="float" office:value="0.897534" calcext:value-type="float">
            <text:p>0.8975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/>
          <table:table-cell office:value-type="string" calcext:value-type="string">
            <text:p>A102</text:p>
          </table:table-cell>
          <table:table-cell office:value-type="string" calcext:value-type="string">
            <text:p>A201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B201</text:p>
          </table:table-cell>
          <table:table-cell table:formula="of:=AVERAGE(INDIRECT([.I3]):INDIRECT([.J3]))" office:value-type="float" office:value="0.92426044" calcext:value-type="float">
            <text:p>0.92426044</text:p>
          </table:table-cell>
          <table:table-cell table:formula="of:=AVERAGE(INDIRECT([.K3]):INDIRECT([.L3]))" office:value-type="float" office:value="0.00807468" calcext:value-type="float">
            <text:p>0.00807468</text:p>
          </table:table-cell>
          <table:table-cell table:formula="of:=48000000" office:value-type="float" office:value="48000000" calcext:value-type="float">
            <text:p>48000000</text:p>
          </table:table-cell>
        </table:table-row>
        <table:table-row table:style-name="ro1">
          <table:table-cell office:value-type="float" office:value="0.920207" calcext:value-type="float">
            <text:p>0.920207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915509" calcext:value-type="float">
            <text:p>0.915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/>
          <table:table-cell office:value-type="string" calcext:value-type="string">
            <text:p>A202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B301</text:p>
          </table:table-cell>
          <table:table-cell table:formula="of:=AVERAGE(INDIRECT([.I4]):INDIRECT([.J4]))" office:value-type="float" office:value="0.93072202" calcext:value-type="float">
            <text:p>0.93072202</text:p>
          </table:table-cell>
          <table:table-cell table:formula="of:=AVERAGE(INDIRECT([.K4]):INDIRECT([.L4]))" office:value-type="float" office:value="0.01524473" calcext:value-type="float">
            <text:p>0.01524473</text:p>
          </table:table-cell>
          <table:table-cell office:value-type="float" office:value="96000000" calcext:value-type="float">
            <text:p>96000000</text:p>
          </table:table-cell>
        </table:table-row>
        <table:table-row table:style-name="ro1">
          <table:table-cell office:value-type="float" office:value="0.914059" calcext:value-type="float">
            <text:p>0.914059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0.909375" calcext:value-type="float">
            <text:p>0.9093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4931" calcext:value-type="float">
            <text:p>0.924931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0.920031" calcext:value-type="float">
            <text:p>0.9200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1548" calcext:value-type="float">
            <text:p>0.901548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896865" calcext:value-type="float">
            <text:p>0.8968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898426" calcext:value-type="float">
            <text:p>0.898426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893753" calcext:value-type="float">
            <text:p>0.893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681" calcext:value-type="float">
            <text:p>0.902681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0.898001" calcext:value-type="float">
            <text:p>0.8980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5698" calcext:value-type="float">
            <text:p>0.915698</text:p>
          </table:table-cell>
          <table:table-cell office:value-type="float" office:value="0.004504" calcext:value-type="float">
            <text:p>0.004504</text:p>
          </table:table-cell>
          <table:table-cell office:value-type="float" office:value="0.910995" calcext:value-type="float">
            <text:p>0.9109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497" calcext:value-type="float">
            <text:p>0.902497</text:p>
          </table:table-cell>
          <table:table-cell office:value-type="float" office:value="0.004478" calcext:value-type="float">
            <text:p>0.004478</text:p>
          </table:table-cell>
          <table:table-cell office:value-type="float" office:value="0.897827" calcext:value-type="float">
            <text:p>0.897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887027" calcext:value-type="float">
            <text:p>0.887027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0.881666" calcext:value-type="float">
            <text:p>0.881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/>
          <table:table-cell office:value-type="string" calcext:value-type="string">
            <text:p>Decimal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.925164" calcext:value-type="float">
            <text:p>0.925164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920478" calcext:value-type="float">
            <text:p>0.9204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/>
          <table:table-cell office:value-type="string" calcext:value-type="string">
            <text:p>Mul factor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0.922552" calcext:value-type="float">
            <text:p>0.922552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0.917886" calcext:value-type="float">
            <text:p>0.9178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total time</text:p>
          </table:table-cell>
          <table:table-cell table:number-columns-repeated="4"/>
        </table:table-row>
        <table:table-row table:style-name="ro1">
          <table:table-cell office:value-type="float" office:value="0.93635" calcext:value-type="float">
            <text:p>0.93635</text:p>
          </table:table-cell>
          <table:table-cell office:value-type="float" office:value="0.004491" calcext:value-type="float">
            <text:p>0.004491</text:p>
          </table:table-cell>
          <table:table-cell office:value-type="float" office:value="0.931676" calcext:value-type="float">
            <text:p>0.9316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2"/>
          <table:table-cell office:value-type="string" calcext:value-type="string">
            <text:p>24M</text:p>
          </table:table-cell>
          <table:table-cell table:formula="of:=ROUND([.M2]; [.$J$12]) * [.$J$13]" office:value-type="float" office:value="918.4" calcext:value-type="float">
            <text:p>918.4</text:p>
          </table:table-cell>
          <table:table-cell table:number-columns-repeated="4"/>
        </table:table-row>
        <table:table-row table:style-name="ro1">
          <table:table-cell office:value-type="float" office:value="0.934652" calcext:value-type="float">
            <text:p>0.934652</text:p>
          </table:table-cell>
          <table:table-cell office:value-type="float" office:value="0.004458" calcext:value-type="float">
            <text:p>0.004458</text:p>
          </table:table-cell>
          <table:table-cell office:value-type="float" office:value="0.930008" calcext:value-type="float">
            <text:p>0.9300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2"/>
          <table:table-cell office:value-type="string" calcext:value-type="string">
            <text:p>48M</text:p>
          </table:table-cell>
          <table:table-cell table:formula="of:=ROUND([.M3]; [.$J$12]) * [.$J$13]" office:value-type="float" office:value="924.3" calcext:value-type="float">
            <text:p>924.3</text:p>
          </table:table-cell>
          <table:table-cell table:number-columns-repeated="4"/>
        </table:table-row>
        <table:table-row table:style-name="ro1">
          <table:table-cell office:value-type="float" office:value="0.885967" calcext:value-type="float">
            <text:p>0.885967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0.881297" calcext:value-type="float">
            <text:p>0.881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2"/>
          <table:table-cell office:value-type="string" calcext:value-type="string">
            <text:p>96M</text:p>
          </table:table-cell>
          <table:table-cell table:formula="of:=ROUND([.M4]; [.$J$12]) * [.$J$13]" office:value-type="float" office:value="930.7" calcext:value-type="float">
            <text:p>930.7</text:p>
          </table:table-cell>
          <table:table-cell table:number-columns-repeated="4"/>
        </table:table-row>
        <table:table-row table:style-name="ro1">
          <table:table-cell office:value-type="float" office:value="0.886015" calcext:value-type="float">
            <text:p>0.886015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0.881356" calcext:value-type="float">
            <text:p>0.8813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886889" calcext:value-type="float">
            <text:p>0.886889</text:p>
          </table:table-cell>
          <table:table-cell office:value-type="float" office:value="0.004489" calcext:value-type="float">
            <text:p>0.004489</text:p>
          </table:table-cell>
          <table:table-cell office:value-type="float" office:value="0.882207" calcext:value-type="float">
            <text:p>0.8822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44539" calcext:value-type="float">
            <text:p>0.944539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939841" calcext:value-type="float">
            <text:p>0.9398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calculation time</text:p>
          </table:table-cell>
          <table:table-cell table:number-columns-repeated="4"/>
        </table:table-row>
        <table:table-row table:style-name="ro1">
          <table:table-cell office:value-type="float" office:value="0.932364" calcext:value-type="float">
            <text:p>0.932364</text:p>
          </table:table-cell>
          <table:table-cell office:value-type="float" office:value="0.004718" calcext:value-type="float">
            <text:p>0.004718</text:p>
          </table:table-cell>
          <table:table-cell office:value-type="float" office:value="0.927373" calcext:value-type="float">
            <text:p>0.927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2"/>
          <table:table-cell office:value-type="string" calcext:value-type="string">
            <text:p>24M</text:p>
          </table:table-cell>
          <table:table-cell table:formula="of:=ROUND([.N2]; [.$J$12]) * [.$J$13]"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0.935378" calcext:value-type="float">
            <text:p>0.935378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930691" calcext:value-type="float">
            <text:p>0.9306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2"/>
          <table:table-cell office:value-type="string" calcext:value-type="string">
            <text:p>48M</text:p>
          </table:table-cell>
          <table:table-cell table:formula="of:=ROUND([.N3]; [.$J$12]) * [.$J$13]" office:value-type="float" office:value="8.1" calcext:value-type="float">
            <text:p>8.1</text:p>
          </table:table-cell>
          <table:table-cell table:number-columns-repeated="4"/>
        </table:table-row>
        <table:table-row table:style-name="ro1">
          <table:table-cell office:value-type="float" office:value="0.910027" calcext:value-type="float">
            <text:p>0.910027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905341" calcext:value-type="float">
            <text:p>0.905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2"/>
          <table:table-cell office:value-type="string" calcext:value-type="string">
            <text:p>96M</text:p>
          </table:table-cell>
          <table:table-cell table:formula="of:=ROUND([.N4]; [.$J$12]) * [.$J$13]" office:value-type="float" office:value="15.2" calcext:value-type="float">
            <text:p>15.2</text:p>
          </table:table-cell>
          <table:table-cell table:number-columns-repeated="4"/>
        </table:table-row>
        <table:table-row table:style-name="ro1">
          <table:table-cell office:value-type="float" office:value="0.902259" calcext:value-type="float">
            <text:p>0.902259</text:p>
          </table:table-cell>
          <table:table-cell office:value-type="float" office:value="0.004499" calcext:value-type="float">
            <text:p>0.004499</text:p>
          </table:table-cell>
          <table:table-cell office:value-type="float" office:value="0.897564" calcext:value-type="float">
            <text:p>0.89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0161" calcext:value-type="float">
            <text:p>0.930161</text:p>
          </table:table-cell>
          <table:table-cell office:value-type="float" office:value="0.004507" calcext:value-type="float">
            <text:p>0.004507</text:p>
          </table:table-cell>
          <table:table-cell office:value-type="float" office:value="0.925464" calcext:value-type="float">
            <text:p>0.9254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045" calcext:value-type="float">
            <text:p>0.902045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.897354" calcext:value-type="float">
            <text:p>0.897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4597" calcext:value-type="float">
            <text:p>0.93459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29899" calcext:value-type="float">
            <text:p>0.9298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1769" calcext:value-type="float">
            <text:p>0.931769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927092" calcext:value-type="float">
            <text:p>0.92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0887" calcext:value-type="float">
            <text:p>0.910887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906183" calcext:value-type="float">
            <text:p>0.906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5852" calcext:value-type="float">
            <text:p>0.925852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0.921184" calcext:value-type="float">
            <text:p>0.9211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50811" calcext:value-type="float">
            <text:p>0.950811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946118" calcext:value-type="float">
            <text:p>0.9461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395" calcext:value-type="float">
            <text:p>0.91395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0.909275" calcext:value-type="float">
            <text:p>0.9092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7527" calcext:value-type="float">
            <text:p>0.907527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902863" calcext:value-type="float">
            <text:p>0.9028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539" calcext:value-type="float">
            <text:p>0.902539</text:p>
          </table:table-cell>
          <table:table-cell office:value-type="float" office:value="0.004478" calcext:value-type="float">
            <text:p>0.004478</text:p>
          </table:table-cell>
          <table:table-cell office:value-type="float" office:value="0.897865" calcext:value-type="float">
            <text:p>0.8978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6708" calcext:value-type="float">
            <text:p>0.916708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911871" calcext:value-type="float">
            <text:p>0.9118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1.023791" calcext:value-type="float">
            <text:p>1.023791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1.019098" calcext:value-type="float">
            <text:p>1.0190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43507" calcext:value-type="float">
            <text:p>0.943507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938829" calcext:value-type="float">
            <text:p>0.9388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7873" calcext:value-type="float">
            <text:p>0.937873</text:p>
          </table:table-cell>
          <table:table-cell office:value-type="float" office:value="0.004637" calcext:value-type="float">
            <text:p>0.004637</text:p>
          </table:table-cell>
          <table:table-cell office:value-type="float" office:value="0.933001" calcext:value-type="float">
            <text:p>0.9330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6754" calcext:value-type="float">
            <text:p>0.916754</text:p>
          </table:table-cell>
          <table:table-cell office:value-type="float" office:value="0.004887" calcext:value-type="float">
            <text:p>0.004887</text:p>
          </table:table-cell>
          <table:table-cell office:value-type="float" office:value="0.91154" calcext:value-type="float">
            <text:p>0.911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890492" calcext:value-type="float">
            <text:p>0.890492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.885197" calcext:value-type="float">
            <text:p>0.8851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52427" calcext:value-type="float">
            <text:p>0.952427</text:p>
          </table:table-cell>
          <table:table-cell office:value-type="float" office:value="0.004653" calcext:value-type="float">
            <text:p>0.004653</text:p>
          </table:table-cell>
          <table:table-cell office:value-type="float" office:value="0.94752" calcext:value-type="float">
            <text:p>0.947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1854" calcext:value-type="float">
            <text:p>0.911854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907179" calcext:value-type="float">
            <text:p>0.9071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5339" calcext:value-type="float">
            <text:p>0.905339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900677" calcext:value-type="float">
            <text:p>0.900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42313" calcext:value-type="float">
            <text:p>0.942313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937641" calcext:value-type="float">
            <text:p>0.9376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5748" calcext:value-type="float">
            <text:p>0.935748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0.931072" calcext:value-type="float">
            <text:p>0.931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8172" calcext:value-type="float">
            <text:p>0.908172</text:p>
          </table:table-cell>
          <table:table-cell office:value-type="float" office:value="0.004602" calcext:value-type="float">
            <text:p>0.004602</text:p>
          </table:table-cell>
          <table:table-cell office:value-type="float" office:value="0.903378" calcext:value-type="float">
            <text:p>0.903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8733" calcext:value-type="float">
            <text:p>0.908733</text:p>
          </table:table-cell>
          <table:table-cell office:value-type="float" office:value="0.004483" calcext:value-type="float">
            <text:p>0.004483</text:p>
          </table:table-cell>
          <table:table-cell office:value-type="float" office:value="0.904045" calcext:value-type="float">
            <text:p>0.9040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886302" calcext:value-type="float">
            <text:p>0.886302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881612" calcext:value-type="float">
            <text:p>0.881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886157" calcext:value-type="float">
            <text:p>0.886157</text:p>
          </table:table-cell>
          <table:table-cell office:value-type="float" office:value="0.004496" calcext:value-type="float">
            <text:p>0.004496</text:p>
          </table:table-cell>
          <table:table-cell office:value-type="float" office:value="0.881463" calcext:value-type="float">
            <text:p>0.8814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7554" calcext:value-type="float">
            <text:p>0.917554</text:p>
          </table:table-cell>
          <table:table-cell office:value-type="float" office:value="0.004503" calcext:value-type="float">
            <text:p>0.004503</text:p>
          </table:table-cell>
          <table:table-cell office:value-type="float" office:value="0.91286" calcext:value-type="float">
            <text:p>0.912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50548" calcext:value-type="float">
            <text:p>0.950548</text:p>
          </table:table-cell>
          <table:table-cell office:value-type="float" office:value="0.004483" calcext:value-type="float">
            <text:p>0.004483</text:p>
          </table:table-cell>
          <table:table-cell office:value-type="float" office:value="0.945866" calcext:value-type="float">
            <text:p>0.945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077" calcext:value-type="float">
            <text:p>0.91077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90609" calcext:value-type="float">
            <text:p>0.906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193" calcext:value-type="float">
            <text:p>0.902193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897515" calcext:value-type="float">
            <text:p>0.8975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0572" calcext:value-type="float">
            <text:p>0.910572</text:p>
          </table:table-cell>
          <table:table-cell office:value-type="float" office:value="0.005027" calcext:value-type="float">
            <text:p>0.005027</text:p>
          </table:table-cell>
          <table:table-cell office:value-type="float" office:value="0.905164" calcext:value-type="float">
            <text:p>0.9051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644" calcext:value-type="float">
            <text:p>0.902644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897969" calcext:value-type="float">
            <text:p>0.8979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2261" calcext:value-type="float">
            <text:p>0.912261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0.907579" calcext:value-type="float">
            <text:p>0.9075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899037" calcext:value-type="float">
            <text:p>0.899037</text:p>
          </table:table-cell>
          <table:table-cell office:value-type="float" office:value="0.004482" calcext:value-type="float">
            <text:p>0.004482</text:p>
          </table:table-cell>
          <table:table-cell office:value-type="float" office:value="0.894359" calcext:value-type="float">
            <text:p>0.8943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0082" calcext:value-type="float">
            <text:p>0.920082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9154" calcext:value-type="float">
            <text:p>0.91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3987" calcext:value-type="float">
            <text:p>0.913987</text:p>
          </table:table-cell>
          <table:table-cell office:value-type="float" office:value="0.004503" calcext:value-type="float">
            <text:p>0.004503</text:p>
          </table:table-cell>
          <table:table-cell office:value-type="float" office:value="0.909277" calcext:value-type="float">
            <text:p>0.9092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0423" calcext:value-type="float">
            <text:p>0.900423</text:p>
          </table:table-cell>
          <table:table-cell office:value-type="float" office:value="0.004507" calcext:value-type="float">
            <text:p>0.004507</text:p>
          </table:table-cell>
          <table:table-cell office:value-type="float" office:value="0.895719" calcext:value-type="float">
            <text:p>0.8957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2916" calcext:value-type="float">
            <text:p>0.912916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0.908248" calcext:value-type="float">
            <text:p>0.9082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44593" calcext:value-type="float">
            <text:p>0.944593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939913" calcext:value-type="float">
            <text:p>0.939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4835" calcext:value-type="float">
            <text:p>0.924835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920142" calcext:value-type="float">
            <text:p>0.920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4342" calcext:value-type="float">
            <text:p>0.914342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.909645" calcext:value-type="float">
            <text:p>0.9096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3577" calcext:value-type="float">
            <text:p>0.903577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898886" calcext:value-type="float">
            <text:p>0.8988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3414" calcext:value-type="float">
            <text:p>0.9234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18724" calcext:value-type="float">
            <text:p>0.918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461" calcext:value-type="float">
            <text:p>0.90246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897764" calcext:value-type="float">
            <text:p>0.897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104" calcext:value-type="float">
            <text:p>0.902104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897421" calcext:value-type="float">
            <text:p>0.8974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1391" calcext:value-type="float">
            <text:p>0.901391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896691" calcext:value-type="float">
            <text:p>0.8966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886541" calcext:value-type="float">
            <text:p>0.886541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0.881843" calcext:value-type="float">
            <text:p>0.881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5984" calcext:value-type="float">
            <text:p>0.925984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920604" calcext:value-type="float">
            <text:p>0.920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4235" calcext:value-type="float">
            <text:p>0.914235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909561" calcext:value-type="float">
            <text:p>0.909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5615" calcext:value-type="float">
            <text:p>0.905615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.900929" calcext:value-type="float">
            <text:p>0.900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822" calcext:value-type="float">
            <text:p>0.92822</text:p>
          </table:table-cell>
          <table:table-cell office:value-type="float" office:value="0.004499" calcext:value-type="float">
            <text:p>0.004499</text:p>
          </table:table-cell>
          <table:table-cell office:value-type="float" office:value="0.923531" calcext:value-type="float">
            <text:p>0.9235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0812" calcext:value-type="float">
            <text:p>0.910812</text:p>
          </table:table-cell>
          <table:table-cell office:value-type="float" office:value="0.004489" calcext:value-type="float">
            <text:p>0.004489</text:p>
          </table:table-cell>
          <table:table-cell office:value-type="float" office:value="0.906125" calcext:value-type="float">
            <text:p>0.9061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764" calcext:value-type="float">
            <text:p>0.902764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89809" calcext:value-type="float">
            <text:p>0.898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0342" calcext:value-type="float">
            <text:p>0.900342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895666" calcext:value-type="float">
            <text:p>0.895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4803" calcext:value-type="float">
            <text:p>0.934803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0.930105" calcext:value-type="float">
            <text:p>0.9301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67706" calcext:value-type="float">
            <text:p>0.967706</text:p>
          </table:table-cell>
          <table:table-cell office:value-type="float" office:value="0.004491" calcext:value-type="float">
            <text:p>0.004491</text:p>
          </table:table-cell>
          <table:table-cell office:value-type="float" office:value="0.963014" calcext:value-type="float">
            <text:p>0.9630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1886" calcext:value-type="float">
            <text:p>0.911886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907187" calcext:value-type="float">
            <text:p>0.907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886688" calcext:value-type="float">
            <text:p>0.886688</text:p>
          </table:table-cell>
          <table:table-cell office:value-type="float" office:value="0.004499" calcext:value-type="float">
            <text:p>0.004499</text:p>
          </table:table-cell>
          <table:table-cell office:value-type="float" office:value="0.881986" calcext:value-type="float">
            <text:p>0.8819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2587" calcext:value-type="float">
            <text:p>0.902587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897911" calcext:value-type="float">
            <text:p>0.8979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7241" calcext:value-type="float">
            <text:p>0.937241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0.932361" calcext:value-type="float">
            <text:p>0.9323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5411" calcext:value-type="float">
            <text:p>0.925411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.920717" calcext:value-type="float">
            <text:p>0.920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1893" calcext:value-type="float">
            <text:p>0.901893</text:p>
          </table:table-cell>
          <table:table-cell office:value-type="float" office:value="0.004482" calcext:value-type="float">
            <text:p>0.004482</text:p>
          </table:table-cell>
          <table:table-cell office:value-type="float" office:value="0.897214" calcext:value-type="float">
            <text:p>0.897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6955" calcext:value-type="float">
            <text:p>0.926955</text:p>
          </table:table-cell>
          <table:table-cell office:value-type="float" office:value="0.004509" calcext:value-type="float">
            <text:p>0.004509</text:p>
          </table:table-cell>
          <table:table-cell office:value-type="float" office:value="0.922249" calcext:value-type="float">
            <text:p>0.9222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5818" calcext:value-type="float">
            <text:p>0.905818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901141" calcext:value-type="float">
            <text:p>0.9011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0965" calcext:value-type="float">
            <text:p>0.910965</text:p>
          </table:table-cell>
          <table:table-cell office:value-type="float" office:value="0.004812" calcext:value-type="float">
            <text:p>0.004812</text:p>
          </table:table-cell>
          <table:table-cell office:value-type="float" office:value="0.90586" calcext:value-type="float">
            <text:p>0.90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9435" calcext:value-type="float">
            <text:p>0.939435</text:p>
          </table:table-cell>
          <table:table-cell office:value-type="float" office:value="0.004778" calcext:value-type="float">
            <text:p>0.004778</text:p>
          </table:table-cell>
          <table:table-cell office:value-type="float" office:value="0.934373" calcext:value-type="float">
            <text:p>0.934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4716" calcext:value-type="float">
            <text:p>0.934716</text:p>
          </table:table-cell>
          <table:table-cell office:value-type="float" office:value="0.004506" calcext:value-type="float">
            <text:p>0.004506</text:p>
          </table:table-cell>
          <table:table-cell office:value-type="float" office:value="0.930019" calcext:value-type="float">
            <text:p>0.9300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01674" calcext:value-type="float">
            <text:p>0.901674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896995" calcext:value-type="float">
            <text:p>0.8969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42426" calcext:value-type="float">
            <text:p>0.942426</text:p>
          </table:table-cell>
          <table:table-cell office:value-type="float" office:value="0.004834" calcext:value-type="float">
            <text:p>0.004834</text:p>
          </table:table-cell>
          <table:table-cell office:value-type="float" office:value="0.937299" calcext:value-type="float">
            <text:p>0.9372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13658" calcext:value-type="float">
            <text:p>0.913658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908982" calcext:value-type="float">
            <text:p>0.908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6865" calcext:value-type="float">
            <text:p>0.936865</text:p>
          </table:table-cell>
          <table:table-cell office:value-type="float" office:value="0.004734" calcext:value-type="float">
            <text:p>0.004734</text:p>
          </table:table-cell>
          <table:table-cell office:value-type="float" office:value="0.931856" calcext:value-type="float">
            <text:p>0.9318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5113" calcext:value-type="float">
            <text:p>0.935113</text:p>
          </table:table-cell>
          <table:table-cell office:value-type="float" office:value="0.004486" calcext:value-type="float">
            <text:p>0.004486</text:p>
          </table:table-cell>
          <table:table-cell office:value-type="float" office:value="0.930436" calcext:value-type="float">
            <text:p>0.9304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5518" calcext:value-type="float">
            <text:p>0.935518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930813" calcext:value-type="float">
            <text:p>0.930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7272" calcext:value-type="float">
            <text:p>0.937272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93257" calcext:value-type="float">
            <text:p>0.932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5156" calcext:value-type="float">
            <text:p>0.935156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930478" calcext:value-type="float">
            <text:p>0.9304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5012" calcext:value-type="float">
            <text:p>0.935012</text:p>
          </table:table-cell>
          <table:table-cell office:value-type="float" office:value="0.004483" calcext:value-type="float">
            <text:p>0.004483</text:p>
          </table:table-cell>
          <table:table-cell office:value-type="float" office:value="0.930333" calcext:value-type="float">
            <text:p>0.9303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8856" calcext:value-type="float">
            <text:p>0.928856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0.924186" calcext:value-type="float">
            <text:p>0.9241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3485" calcext:value-type="float">
            <text:p>0.93485</text:p>
          </table:table-cell>
          <table:table-cell office:value-type="float" office:value="0.004478" calcext:value-type="float">
            <text:p>0.004478</text:p>
          </table:table-cell>
          <table:table-cell office:value-type="float" office:value="0.930169" calcext:value-type="float">
            <text:p>0.930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8448949" calcext:value-type="float">
            <text:p>3.14159278448949</text:p>
          </table:table-cell>
          <table:table-cell office:value-type="float" office:value="0.00000013089969996827" calcext:value-type="float">
            <text:p>1.3089969996827E-07</text:p>
          </table:table-cell>
          <table:table-cell table:number-columns-repeated="8"/>
        </table:table-row>
        <table:table-row table:style-name="ro1">
          <table:table-cell office:value-type="float" office:value="0.924274" calcext:value-type="float">
            <text:p>0.924274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916008" calcext:value-type="float">
            <text:p>0.916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98413" calcext:value-type="float">
            <text:p>6.544984998413E-08</text:p>
          </table:table-cell>
          <table:table-cell table:number-columns-repeated="8"/>
        </table:table-row>
        <table:table-row table:style-name="ro1">
          <table:table-cell office:value-type="float" office:value="0.91447" calcext:value-type="float">
            <text:p>0.91447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9062" calcext:value-type="float">
            <text:p>0.90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538" calcext:value-type="float">
            <text:p>0.93538</text:p>
          </table:table-cell>
          <table:table-cell office:value-type="float" office:value="0.008066" calcext:value-type="float">
            <text:p>0.008066</text:p>
          </table:table-cell>
          <table:table-cell office:value-type="float" office:value="0.927114" calcext:value-type="float">
            <text:p>0.9271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5151" calcext:value-type="float">
            <text:p>0.895151</text:p>
          </table:table-cell>
          <table:table-cell office:value-type="float" office:value="0.008063" calcext:value-type="float">
            <text:p>0.008063</text:p>
          </table:table-cell>
          <table:table-cell office:value-type="float" office:value="0.886898" calcext:value-type="float">
            <text:p>0.8868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9931" calcext:value-type="float">
            <text:p>0.929931</text:p>
          </table:table-cell>
          <table:table-cell office:value-type="float" office:value="0.008064" calcext:value-type="float">
            <text:p>0.008064</text:p>
          </table:table-cell>
          <table:table-cell office:value-type="float" office:value="0.921659" calcext:value-type="float">
            <text:p>0.9216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8573" calcext:value-type="float">
            <text:p>0.918573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.910345" calcext:value-type="float">
            <text:p>0.9103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9928" calcext:value-type="float">
            <text:p>0.919928</text:p>
          </table:table-cell>
          <table:table-cell office:value-type="float" office:value="0.008058" calcext:value-type="float">
            <text:p>0.008058</text:p>
          </table:table-cell>
          <table:table-cell office:value-type="float" office:value="0.911676" calcext:value-type="float">
            <text:p>0.9116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5081" calcext:value-type="float">
            <text:p>0.945081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936866" calcext:value-type="float">
            <text:p>0.9368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56224" calcext:value-type="float">
            <text:p>0.956224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947963" calcext:value-type="float">
            <text:p>0.9479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4755" calcext:value-type="float">
            <text:p>0.894755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886399" calcext:value-type="float">
            <text:p>0.8863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167" calcext:value-type="float">
            <text:p>0.89167</text:p>
          </table:table-cell>
          <table:table-cell office:value-type="float" office:value="0.008028" calcext:value-type="float">
            <text:p>0.008028</text:p>
          </table:table-cell>
          <table:table-cell office:value-type="float" office:value="0.883451" calcext:value-type="float">
            <text:p>0.883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866" calcext:value-type="float">
            <text:p>0.93866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0.930444" calcext:value-type="float">
            <text:p>0.9304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5711" calcext:value-type="float">
            <text:p>0.945711</text:p>
          </table:table-cell>
          <table:table-cell office:value-type="float" office:value="0.008059" calcext:value-type="float">
            <text:p>0.008059</text:p>
          </table:table-cell>
          <table:table-cell office:value-type="float" office:value="0.937451" calcext:value-type="float">
            <text:p>0.937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3868" calcext:value-type="float">
            <text:p>0.943868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93564" calcext:value-type="float">
            <text:p>0.935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0349" calcext:value-type="float">
            <text:p>0.890349</text:p>
          </table:table-cell>
          <table:table-cell office:value-type="float" office:value="0.008024" calcext:value-type="float">
            <text:p>0.008024</text:p>
          </table:table-cell>
          <table:table-cell office:value-type="float" office:value="0.882127" calcext:value-type="float">
            <text:p>0.882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9137" calcext:value-type="float">
            <text:p>0.949137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940888" calcext:value-type="float">
            <text:p>0.9408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8129" calcext:value-type="float">
            <text:p>0.918129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909901" calcext:value-type="float">
            <text:p>0.9099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0955" calcext:value-type="float">
            <text:p>0.940955</text:p>
          </table:table-cell>
          <table:table-cell office:value-type="float" office:value="0.008043" calcext:value-type="float">
            <text:p>0.008043</text:p>
          </table:table-cell>
          <table:table-cell office:value-type="float" office:value="0.932722" calcext:value-type="float">
            <text:p>0.9327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8288" calcext:value-type="float">
            <text:p>0.928288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920051" calcext:value-type="float">
            <text:p>0.920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9018" calcext:value-type="float">
            <text:p>0.939018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930788" calcext:value-type="float">
            <text:p>0.9307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0512" calcext:value-type="float">
            <text:p>0.920512</text:p>
          </table:table-cell>
          <table:table-cell office:value-type="float" office:value="0.008058" calcext:value-type="float">
            <text:p>0.008058</text:p>
          </table:table-cell>
          <table:table-cell office:value-type="float" office:value="0.912246" calcext:value-type="float">
            <text:p>0.912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9144" calcext:value-type="float">
            <text:p>0.939144</text:p>
          </table:table-cell>
          <table:table-cell office:value-type="float" office:value="0.008029" calcext:value-type="float">
            <text:p>0.008029</text:p>
          </table:table-cell>
          <table:table-cell office:value-type="float" office:value="0.930911" calcext:value-type="float">
            <text:p>0.9309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4007" calcext:value-type="float">
            <text:p>0.924007</text:p>
          </table:table-cell>
          <table:table-cell office:value-type="float" office:value="0.008073" calcext:value-type="float">
            <text:p>0.008073</text:p>
          </table:table-cell>
          <table:table-cell office:value-type="float" office:value="0.915745" calcext:value-type="float">
            <text:p>0.915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7611" calcext:value-type="float">
            <text:p>0.917611</text:p>
          </table:table-cell>
          <table:table-cell office:value-type="float" office:value="0.008065" calcext:value-type="float">
            <text:p>0.008065</text:p>
          </table:table-cell>
          <table:table-cell office:value-type="float" office:value="0.909353" calcext:value-type="float">
            <text:p>0.9093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52169" calcext:value-type="float">
            <text:p>0.952169</text:p>
          </table:table-cell>
          <table:table-cell office:value-type="float" office:value="0.008213" calcext:value-type="float">
            <text:p>0.008213</text:p>
          </table:table-cell>
          <table:table-cell office:value-type="float" office:value="0.943717" calcext:value-type="float">
            <text:p>0.9437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6956" calcext:value-type="float">
            <text:p>0.906956</text:p>
          </table:table-cell>
          <table:table-cell office:value-type="float" office:value="0.008018" calcext:value-type="float">
            <text:p>0.008018</text:p>
          </table:table-cell>
          <table:table-cell office:value-type="float" office:value="0.89874" calcext:value-type="float">
            <text:p>0.898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68" calcext:value-type="float">
            <text:p>0.9268</text:p>
          </table:table-cell>
          <table:table-cell office:value-type="float" office:value="0.008353" calcext:value-type="float">
            <text:p>0.008353</text:p>
          </table:table-cell>
          <table:table-cell office:value-type="float" office:value="0.91816" calcext:value-type="float">
            <text:p>0.91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1039" calcext:value-type="float">
            <text:p>0.931039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92283" calcext:value-type="float">
            <text:p>0.922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3325" calcext:value-type="float">
            <text:p>0.923325</text:p>
          </table:table-cell>
          <table:table-cell office:value-type="float" office:value="0.008054" calcext:value-type="float">
            <text:p>0.008054</text:p>
          </table:table-cell>
          <table:table-cell office:value-type="float" office:value="0.915078" calcext:value-type="float">
            <text:p>0.915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4801" calcext:value-type="float">
            <text:p>0.904801</text:p>
          </table:table-cell>
          <table:table-cell office:value-type="float" office:value="0.008094" calcext:value-type="float">
            <text:p>0.008094</text:p>
          </table:table-cell>
          <table:table-cell office:value-type="float" office:value="0.896518" calcext:value-type="float">
            <text:p>0.8965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8041" calcext:value-type="float">
            <text:p>0.91804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909816" calcext:value-type="float">
            <text:p>0.909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9745" calcext:value-type="float">
            <text:p>0.929745</text:p>
          </table:table-cell>
          <table:table-cell office:value-type="float" office:value="0.008173" calcext:value-type="float">
            <text:p>0.008173</text:p>
          </table:table-cell>
          <table:table-cell office:value-type="float" office:value="0.921324" calcext:value-type="float">
            <text:p>0.9213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60967" calcext:value-type="float">
            <text:p>0.960967</text:p>
          </table:table-cell>
          <table:table-cell office:value-type="float" office:value="0.008057" calcext:value-type="float">
            <text:p>0.008057</text:p>
          </table:table-cell>
          <table:table-cell office:value-type="float" office:value="0.952714" calcext:value-type="float">
            <text:p>0.9527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9593" calcext:value-type="float">
            <text:p>0.939593</text:p>
          </table:table-cell>
          <table:table-cell office:value-type="float" office:value="0.008027" calcext:value-type="float">
            <text:p>0.008027</text:p>
          </table:table-cell>
          <table:table-cell office:value-type="float" office:value="0.931369" calcext:value-type="float">
            <text:p>0.9313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6017" calcext:value-type="float">
            <text:p>0.906017</text:p>
          </table:table-cell>
          <table:table-cell office:value-type="float" office:value="0.008051" calcext:value-type="float">
            <text:p>0.008051</text:p>
          </table:table-cell>
          <table:table-cell office:value-type="float" office:value="0.897764" calcext:value-type="float">
            <text:p>0.8977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0465" calcext:value-type="float">
            <text:p>0.910465</text:p>
          </table:table-cell>
          <table:table-cell office:value-type="float" office:value="0.008024" calcext:value-type="float">
            <text:p>0.008024</text:p>
          </table:table-cell>
          <table:table-cell office:value-type="float" office:value="0.90225" calcext:value-type="float">
            <text:p>0.902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079" calcext:value-type="float">
            <text:p>0.92079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.912584" calcext:value-type="float">
            <text:p>0.9125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1.000035" calcext:value-type="float">
            <text:p>1.000035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0.991625" calcext:value-type="float">
            <text:p>0.9916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2682" calcext:value-type="float">
            <text:p>0.902682</text:p>
          </table:table-cell>
          <table:table-cell office:value-type="float" office:value="0.008056" calcext:value-type="float">
            <text:p>0.008056</text:p>
          </table:table-cell>
          <table:table-cell office:value-type="float" office:value="0.894434" calcext:value-type="float">
            <text:p>0.8944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5793" calcext:value-type="float">
            <text:p>0.915793</text:p>
          </table:table-cell>
          <table:table-cell office:value-type="float" office:value="0.008057" calcext:value-type="float">
            <text:p>0.008057</text:p>
          </table:table-cell>
          <table:table-cell office:value-type="float" office:value="0.907547" calcext:value-type="float">
            <text:p>0.9075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60261" calcext:value-type="float">
            <text:p>0.960261</text:p>
          </table:table-cell>
          <table:table-cell office:value-type="float" office:value="0.008077" calcext:value-type="float">
            <text:p>0.008077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0298" calcext:value-type="float">
            <text:p>0.940298</text:p>
          </table:table-cell>
          <table:table-cell office:value-type="float" office:value="0.008212" calcext:value-type="float">
            <text:p>0.008212</text:p>
          </table:table-cell>
          <table:table-cell office:value-type="float" office:value="0.931835" calcext:value-type="float">
            <text:p>0.931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0005" calcext:value-type="float">
            <text:p>0.940005</text:p>
          </table:table-cell>
          <table:table-cell office:value-type="float" office:value="0.008029" calcext:value-type="float">
            <text:p>0.008029</text:p>
          </table:table-cell>
          <table:table-cell office:value-type="float" office:value="0.931784" calcext:value-type="float">
            <text:p>0.9317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8498" calcext:value-type="float">
            <text:p>0.918498</text:p>
          </table:table-cell>
          <table:table-cell office:value-type="float" office:value="0.008056" calcext:value-type="float">
            <text:p>0.008056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549" calcext:value-type="float">
            <text:p>0.9054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0.89728" calcext:value-type="float">
            <text:p>0.897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0552" calcext:value-type="float">
            <text:p>0.890552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882303" calcext:value-type="float">
            <text:p>0.8823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4585" calcext:value-type="float">
            <text:p>0.904585</text:p>
          </table:table-cell>
          <table:table-cell office:value-type="float" office:value="0.008056" calcext:value-type="float">
            <text:p>0.008056</text:p>
          </table:table-cell>
          <table:table-cell office:value-type="float" office:value="0.89633" calcext:value-type="float">
            <text:p>0.896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9806" calcext:value-type="float">
            <text:p>0.939806</text:p>
          </table:table-cell>
          <table:table-cell office:value-type="float" office:value="0.008067" calcext:value-type="float">
            <text:p>0.008067</text:p>
          </table:table-cell>
          <table:table-cell office:value-type="float" office:value="0.931539" calcext:value-type="float">
            <text:p>0.9315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1444" calcext:value-type="float">
            <text:p>0.941444</text:p>
          </table:table-cell>
          <table:table-cell office:value-type="float" office:value="0.008026" calcext:value-type="float">
            <text:p>0.008026</text:p>
          </table:table-cell>
          <table:table-cell office:value-type="float" office:value="0.93322" calcext:value-type="float">
            <text:p>0.933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0795" calcext:value-type="float">
            <text:p>0.890795</text:p>
          </table:table-cell>
          <table:table-cell office:value-type="float" office:value="0.008062" calcext:value-type="float">
            <text:p>0.008062</text:p>
          </table:table-cell>
          <table:table-cell office:value-type="float" office:value="0.882545" calcext:value-type="float">
            <text:p>0.8825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5626" calcext:value-type="float">
            <text:p>0.905626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.897417" calcext:value-type="float">
            <text:p>0.8974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4839" calcext:value-type="float">
            <text:p>0.904839</text:p>
          </table:table-cell>
          <table:table-cell office:value-type="float" office:value="0.008027" calcext:value-type="float">
            <text:p>0.008027</text:p>
          </table:table-cell>
          <table:table-cell office:value-type="float" office:value="0.896618" calcext:value-type="float">
            <text:p>0.8966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2876" calcext:value-type="float">
            <text:p>0.922876</text:p>
          </table:table-cell>
          <table:table-cell office:value-type="float" office:value="0.008067" calcext:value-type="float">
            <text:p>0.008067</text:p>
          </table:table-cell>
          <table:table-cell office:value-type="float" office:value="0.914607" calcext:value-type="float">
            <text:p>0.9146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1902" calcext:value-type="float">
            <text:p>0.921902</text:p>
          </table:table-cell>
          <table:table-cell office:value-type="float" office:value="0.008065" calcext:value-type="float">
            <text:p>0.008065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5606" calcext:value-type="float">
            <text:p>0.905606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897355" calcext:value-type="float">
            <text:p>0.8973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4285" calcext:value-type="float">
            <text:p>0.924285</text:p>
          </table:table-cell>
          <table:table-cell office:value-type="float" office:value="0.008071" calcext:value-type="float">
            <text:p>0.008071</text:p>
          </table:table-cell>
          <table:table-cell office:value-type="float" office:value="0.916009" calcext:value-type="float">
            <text:p>0.916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4985" calcext:value-type="float">
            <text:p>0.924985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0.916564" calcext:value-type="float">
            <text:p>0.9165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72675" calcext:value-type="float">
            <text:p>0.972675</text:p>
          </table:table-cell>
          <table:table-cell office:value-type="float" office:value="0.008214" calcext:value-type="float">
            <text:p>0.008214</text:p>
          </table:table-cell>
          <table:table-cell office:value-type="float" office:value="0.964204" calcext:value-type="float">
            <text:p>0.964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7164" calcext:value-type="float">
            <text:p>0.937164</text:p>
          </table:table-cell>
          <table:table-cell office:value-type="float" office:value="0.008026" calcext:value-type="float">
            <text:p>0.008026</text:p>
          </table:table-cell>
          <table:table-cell office:value-type="float" office:value="0.928934" calcext:value-type="float">
            <text:p>0.928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4722" calcext:value-type="float">
            <text:p>0.904722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896472" calcext:value-type="float">
            <text:p>0.896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5556" calcext:value-type="float">
            <text:p>0.905556</text:p>
          </table:table-cell>
          <table:table-cell office:value-type="float" office:value="0.008028" calcext:value-type="float">
            <text:p>0.008028</text:p>
          </table:table-cell>
          <table:table-cell office:value-type="float" office:value="0.897331" calcext:value-type="float">
            <text:p>0.8973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6926" calcext:value-type="float">
            <text:p>0.916926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0.908713" calcext:value-type="float">
            <text:p>0.9087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8581" calcext:value-type="float">
            <text:p>0.898581</text:p>
          </table:table-cell>
          <table:table-cell office:value-type="float" office:value="0.008026" calcext:value-type="float">
            <text:p>0.008026</text:p>
          </table:table-cell>
          <table:table-cell office:value-type="float" office:value="0.89036" calcext:value-type="float">
            <text:p>0.890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5582" calcext:value-type="float">
            <text:p>0.93558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0.926919" calcext:value-type="float">
            <text:p>0.926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3576" calcext:value-type="float">
            <text:p>0.933576</text:p>
          </table:table-cell>
          <table:table-cell office:value-type="float" office:value="0.008048" calcext:value-type="float">
            <text:p>0.008048</text:p>
          </table:table-cell>
          <table:table-cell office:value-type="float" office:value="0.925347" calcext:value-type="float">
            <text:p>0.9253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2319" calcext:value-type="float">
            <text:p>0.942319</text:p>
          </table:table-cell>
          <table:table-cell office:value-type="float" office:value="0.008663" calcext:value-type="float">
            <text:p>0.008663</text:p>
          </table:table-cell>
          <table:table-cell office:value-type="float" office:value="0.933235" calcext:value-type="float">
            <text:p>0.9332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2914" calcext:value-type="float">
            <text:p>0.902914</text:p>
          </table:table-cell>
          <table:table-cell office:value-type="float" office:value="0.008031" calcext:value-type="float">
            <text:p>0.008031</text:p>
          </table:table-cell>
          <table:table-cell office:value-type="float" office:value="0.894692" calcext:value-type="float">
            <text:p>0.8946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8579" calcext:value-type="float">
            <text:p>0.918579</text:p>
          </table:table-cell>
          <table:table-cell office:value-type="float" office:value="0.008081" calcext:value-type="float">
            <text:p>0.008081</text:p>
          </table:table-cell>
          <table:table-cell office:value-type="float" office:value="0.910292" calcext:value-type="float">
            <text:p>0.9102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5413" calcext:value-type="float">
            <text:p>0.905413</text:p>
          </table:table-cell>
          <table:table-cell office:value-type="float" office:value="0.008022" calcext:value-type="float">
            <text:p>0.008022</text:p>
          </table:table-cell>
          <table:table-cell office:value-type="float" office:value="0.897202" calcext:value-type="float">
            <text:p>0.8972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9015" calcext:value-type="float">
            <text:p>0.949015</text:p>
          </table:table-cell>
          <table:table-cell office:value-type="float" office:value="0.008158" calcext:value-type="float">
            <text:p>0.008158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1005" calcext:value-type="float">
            <text:p>0.891005</text:p>
          </table:table-cell>
          <table:table-cell office:value-type="float" office:value="0.008019" calcext:value-type="float">
            <text:p>0.008019</text:p>
          </table:table-cell>
          <table:table-cell office:value-type="float" office:value="0.882789" calcext:value-type="float">
            <text:p>0.8827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1369" calcext:value-type="float">
            <text:p>0.891369</text:p>
          </table:table-cell>
          <table:table-cell office:value-type="float" office:value="0.008026" calcext:value-type="float">
            <text:p>0.008026</text:p>
          </table:table-cell>
          <table:table-cell office:value-type="float" office:value="0.883154" calcext:value-type="float">
            <text:p>0.8831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4873" calcext:value-type="float">
            <text:p>0.914873</text:p>
          </table:table-cell>
          <table:table-cell office:value-type="float" office:value="0.008063" calcext:value-type="float">
            <text:p>0.008063</text:p>
          </table:table-cell>
          <table:table-cell office:value-type="float" office:value="0.906604" calcext:value-type="float">
            <text:p>0.906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5112" calcext:value-type="float">
            <text:p>0.915112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906886" calcext:value-type="float">
            <text:p>0.906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9169" calcext:value-type="float">
            <text:p>0.939169</text:p>
          </table:table-cell>
          <table:table-cell office:value-type="float" office:value="0.008031" calcext:value-type="float">
            <text:p>0.008031</text:p>
          </table:table-cell>
          <table:table-cell office:value-type="float" office:value="0.930941" calcext:value-type="float">
            <text:p>0.930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51655" calcext:value-type="float">
            <text:p>0.951655</text:p>
          </table:table-cell>
          <table:table-cell office:value-type="float" office:value="0.008203" calcext:value-type="float">
            <text:p>0.008203</text:p>
          </table:table-cell>
          <table:table-cell office:value-type="float" office:value="0.943193" calcext:value-type="float">
            <text:p>0.943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1064" calcext:value-type="float">
            <text:p>0.891064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882806" calcext:value-type="float">
            <text:p>0.8828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624" calcext:value-type="float">
            <text:p>0.90624</text:p>
          </table:table-cell>
          <table:table-cell office:value-type="float" office:value="0.008018" calcext:value-type="float">
            <text:p>0.008018</text:p>
          </table:table-cell>
          <table:table-cell office:value-type="float" office:value="0.898033" calcext:value-type="float">
            <text:p>0.898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8412" calcext:value-type="float">
            <text:p>0.918412</text:p>
          </table:table-cell>
          <table:table-cell office:value-type="float" office:value="0.008071" calcext:value-type="float">
            <text:p>0.008071</text:p>
          </table:table-cell>
          <table:table-cell office:value-type="float" office:value="0.910146" calcext:value-type="float">
            <text:p>0.9101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3034" calcext:value-type="float">
            <text:p>0.943034</text:p>
          </table:table-cell>
          <table:table-cell office:value-type="float" office:value="0.008056" calcext:value-type="float">
            <text:p>0.008056</text:p>
          </table:table-cell>
          <table:table-cell office:value-type="float" office:value="0.934781" calcext:value-type="float">
            <text:p>0.9347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24559" calcext:value-type="float">
            <text:p>0.924559</text:p>
          </table:table-cell>
          <table:table-cell office:value-type="float" office:value="0.008037" calcext:value-type="float">
            <text:p>0.008037</text:p>
          </table:table-cell>
          <table:table-cell office:value-type="float" office:value="0.916331" calcext:value-type="float">
            <text:p>0.9163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8272" calcext:value-type="float">
            <text:p>0.938272</text:p>
          </table:table-cell>
          <table:table-cell office:value-type="float" office:value="0.008189" calcext:value-type="float">
            <text:p>0.008189</text:p>
          </table:table-cell>
          <table:table-cell office:value-type="float" office:value="0.929839" calcext:value-type="float">
            <text:p>0.9298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651" calcext:value-type="float">
            <text:p>0.90651</text:p>
          </table:table-cell>
          <table:table-cell office:value-type="float" office:value="0.008033" calcext:value-type="float">
            <text:p>0.008033</text:p>
          </table:table-cell>
          <table:table-cell office:value-type="float" office:value="0.898279" calcext:value-type="float">
            <text:p>0.8982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5588" calcext:value-type="float">
            <text:p>0.915588</text:p>
          </table:table-cell>
          <table:table-cell office:value-type="float" office:value="0.008065" calcext:value-type="float">
            <text:p>0.008065</text:p>
          </table:table-cell>
          <table:table-cell office:value-type="float" office:value="0.907322" calcext:value-type="float">
            <text:p>0.9073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60934" calcext:value-type="float">
            <text:p>0.960934</text:p>
          </table:table-cell>
          <table:table-cell office:value-type="float" office:value="0.008028" calcext:value-type="float">
            <text:p>0.008028</text:p>
          </table:table-cell>
          <table:table-cell office:value-type="float" office:value="0.95271" calcext:value-type="float">
            <text:p>0.952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2741" calcext:value-type="float">
            <text:p>0.89274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884512" calcext:value-type="float">
            <text:p>0.884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7729" calcext:value-type="float">
            <text:p>0.907729</text:p>
          </table:table-cell>
          <table:table-cell office:value-type="float" office:value="0.008018" calcext:value-type="float">
            <text:p>0.008018</text:p>
          </table:table-cell>
          <table:table-cell office:value-type="float" office:value="0.899523" calcext:value-type="float">
            <text:p>0.8995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9056" calcext:value-type="float">
            <text:p>0.919056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.91083" calcext:value-type="float">
            <text:p>0.91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6585" calcext:value-type="float">
            <text:p>0.91658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908285" calcext:value-type="float">
            <text:p>0.9082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6775" calcext:value-type="float">
            <text:p>0.916775</text:p>
          </table:table-cell>
          <table:table-cell office:value-type="float" office:value="0.008072" calcext:value-type="float">
            <text:p>0.008072</text:p>
          </table:table-cell>
          <table:table-cell office:value-type="float" office:value="0.908503" calcext:value-type="float">
            <text:p>0.908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0591" calcext:value-type="float">
            <text:p>0.940591</text:p>
          </table:table-cell>
          <table:table-cell office:value-type="float" office:value="0.008093" calcext:value-type="float">
            <text:p>0.008093</text:p>
          </table:table-cell>
          <table:table-cell office:value-type="float" office:value="0.932307" calcext:value-type="float">
            <text:p>0.9323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7634" calcext:value-type="float">
            <text:p>0.937634</text:p>
          </table:table-cell>
          <table:table-cell office:value-type="float" office:value="0.008073" calcext:value-type="float">
            <text:p>0.008073</text:p>
          </table:table-cell>
          <table:table-cell office:value-type="float" office:value="0.929256" calcext:value-type="float">
            <text:p>0.9292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891668" calcext:value-type="float">
            <text:p>0.891668</text:p>
          </table:table-cell>
          <table:table-cell office:value-type="float" office:value="0.008056" calcext:value-type="float">
            <text:p>0.008056</text:p>
          </table:table-cell>
          <table:table-cell office:value-type="float" office:value="0.883414" calcext:value-type="float">
            <text:p>0.8834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9881" calcext:value-type="float">
            <text:p>0.939881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0.931479" calcext:value-type="float">
            <text:p>0.931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0337" calcext:value-type="float">
            <text:p>0.930337</text:p>
          </table:table-cell>
          <table:table-cell office:value-type="float" office:value="0.008059" calcext:value-type="float">
            <text:p>0.008059</text:p>
          </table:table-cell>
          <table:table-cell office:value-type="float" office:value="0.922084" calcext:value-type="float">
            <text:p>0.9220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1.015955" calcext:value-type="float">
            <text:p>1.015955</text:p>
          </table:table-cell>
          <table:table-cell office:value-type="float" office:value="0.008151" calcext:value-type="float">
            <text:p>0.008151</text:p>
          </table:table-cell>
          <table:table-cell office:value-type="float" office:value="1.007571" calcext:value-type="float">
            <text:p>1.007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39849" calcext:value-type="float">
            <text:p>0.939849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931577" calcext:value-type="float">
            <text:p>0.9315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6894" calcext:value-type="float">
            <text:p>0.906894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898645" calcext:value-type="float">
            <text:p>0.8986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18256" calcext:value-type="float">
            <text:p>0.918256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0.910033" calcext:value-type="float">
            <text:p>0.910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09378" calcext:value-type="float">
            <text:p>0.909378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901158" calcext:value-type="float">
            <text:p>0.9011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71903964" calcext:value-type="float">
            <text:p>3.14159271903964</text:p>
          </table:table-cell>
          <table:table-cell office:value-type="float" office:value="0.00000006544984909596" calcext:value-type="float">
            <text:p>6.544984909596E-08</text:p>
          </table:table-cell>
          <table:table-cell table:number-columns-repeated="8"/>
        </table:table-row>
        <table:table-row table:style-name="ro1">
          <table:table-cell office:value-type="float" office:value="0.945277" calcext:value-type="float">
            <text:p>0.945277</text:p>
          </table:table-cell>
          <table:table-cell office:value-type="float" office:value="0.015384" calcext:value-type="float">
            <text:p>0.015384</text:p>
          </table:table-cell>
          <table:table-cell office:value-type="float" office:value="0.929652" calcext:value-type="float">
            <text:p>0.9296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5622" calcext:value-type="float">
            <text:p>0.935622</text:p>
          </table:table-cell>
          <table:table-cell office:value-type="float" office:value="0.015196" calcext:value-type="float">
            <text:p>0.015196</text:p>
          </table:table-cell>
          <table:table-cell office:value-type="float" office:value="0.920223" calcext:value-type="float">
            <text:p>0.9202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898659" calcext:value-type="float">
            <text:p>0.898659</text:p>
          </table:table-cell>
          <table:table-cell office:value-type="float" office:value="0.015198" calcext:value-type="float">
            <text:p>0.015198</text:p>
          </table:table-cell>
          <table:table-cell office:value-type="float" office:value="0.883266" calcext:value-type="float">
            <text:p>0.8832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4689" calcext:value-type="float">
            <text:p>0.944689</text:p>
          </table:table-cell>
          <table:table-cell office:value-type="float" office:value="0.015221" calcext:value-type="float">
            <text:p>0.015221</text:p>
          </table:table-cell>
          <table:table-cell office:value-type="float" office:value="0.929281" calcext:value-type="float">
            <text:p>0.9292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4327" calcext:value-type="float">
            <text:p>0.914327</text:p>
          </table:table-cell>
          <table:table-cell office:value-type="float" office:value="0.015202" calcext:value-type="float">
            <text:p>0.015202</text:p>
          </table:table-cell>
          <table:table-cell office:value-type="float" office:value="0.898937" calcext:value-type="float">
            <text:p>0.898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7984" calcext:value-type="float">
            <text:p>0.927984</text:p>
          </table:table-cell>
          <table:table-cell office:value-type="float" office:value="0.015227" calcext:value-type="float">
            <text:p>0.015227</text:p>
          </table:table-cell>
          <table:table-cell office:value-type="float" office:value="0.912558" calcext:value-type="float">
            <text:p>0.9125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2948" calcext:value-type="float">
            <text:p>0.922948</text:p>
          </table:table-cell>
          <table:table-cell office:value-type="float" office:value="0.015185" calcext:value-type="float">
            <text:p>0.015185</text:p>
          </table:table-cell>
          <table:table-cell office:value-type="float" office:value="0.907582" calcext:value-type="float">
            <text:p>0.9075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5234" calcext:value-type="float">
            <text:p>0.925234</text:p>
          </table:table-cell>
          <table:table-cell office:value-type="float" office:value="0.015213" calcext:value-type="float">
            <text:p>0.015213</text:p>
          </table:table-cell>
          <table:table-cell office:value-type="float" office:value="0.909828" calcext:value-type="float">
            <text:p>0.9098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5916" calcext:value-type="float">
            <text:p>0.95916</text:p>
          </table:table-cell>
          <table:table-cell office:value-type="float" office:value="0.015213" calcext:value-type="float">
            <text:p>0.015213</text:p>
          </table:table-cell>
          <table:table-cell office:value-type="float" office:value="0.943757" calcext:value-type="float">
            <text:p>0.9437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76146" calcext:value-type="float">
            <text:p>0.976146</text:p>
          </table:table-cell>
          <table:table-cell office:value-type="float" office:value="0.015209" calcext:value-type="float">
            <text:p>0.015209</text:p>
          </table:table-cell>
          <table:table-cell office:value-type="float" office:value="0.960741" calcext:value-type="float">
            <text:p>0.9607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4472" calcext:value-type="float">
            <text:p>0.924472</text:p>
          </table:table-cell>
          <table:table-cell office:value-type="float" office:value="0.015401" calcext:value-type="float">
            <text:p>0.015401</text:p>
          </table:table-cell>
          <table:table-cell office:value-type="float" office:value="0.908807" calcext:value-type="float">
            <text:p>0.9088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6817" calcext:value-type="float">
            <text:p>0.926817</text:p>
          </table:table-cell>
          <table:table-cell office:value-type="float" office:value="0.015225" calcext:value-type="float">
            <text:p>0.015225</text:p>
          </table:table-cell>
          <table:table-cell office:value-type="float" office:value="0.911395" calcext:value-type="float">
            <text:p>0.911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8986" calcext:value-type="float">
            <text:p>0.928986</text:p>
          </table:table-cell>
          <table:table-cell office:value-type="float" office:value="0.015214" calcext:value-type="float">
            <text:p>0.015214</text:p>
          </table:table-cell>
          <table:table-cell office:value-type="float" office:value="0.913577" calcext:value-type="float">
            <text:p>0.9135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5064" calcext:value-type="float">
            <text:p>0.925064</text:p>
          </table:table-cell>
          <table:table-cell office:value-type="float" office:value="0.015676" calcext:value-type="float">
            <text:p>0.015676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6425" calcext:value-type="float">
            <text:p>0.936425</text:p>
          </table:table-cell>
          <table:table-cell office:value-type="float" office:value="0.015554" calcext:value-type="float">
            <text:p>0.015554</text:p>
          </table:table-cell>
          <table:table-cell office:value-type="float" office:value="0.920566" calcext:value-type="float">
            <text:p>0.9205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6999" calcext:value-type="float">
            <text:p>0.936999</text:p>
          </table:table-cell>
          <table:table-cell office:value-type="float" office:value="0.015213" calcext:value-type="float">
            <text:p>0.015213</text:p>
          </table:table-cell>
          <table:table-cell office:value-type="float" office:value="0.921593" calcext:value-type="float">
            <text:p>0.9215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2476" calcext:value-type="float">
            <text:p>0.922476</text:p>
          </table:table-cell>
          <table:table-cell office:value-type="float" office:value="0.015214" calcext:value-type="float">
            <text:p>0.015214</text:p>
          </table:table-cell>
          <table:table-cell office:value-type="float" office:value="0.907073" calcext:value-type="float">
            <text:p>0.9070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4777" calcext:value-type="float">
            <text:p>0.924777</text:p>
          </table:table-cell>
          <table:table-cell office:value-type="float" office:value="0.015141" calcext:value-type="float">
            <text:p>0.015141</text:p>
          </table:table-cell>
          <table:table-cell office:value-type="float" office:value="0.909443" calcext:value-type="float">
            <text:p>0.9094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7405" calcext:value-type="float">
            <text:p>0.927405</text:p>
          </table:table-cell>
          <table:table-cell office:value-type="float" office:value="0.015224" calcext:value-type="float">
            <text:p>0.015224</text:p>
          </table:table-cell>
          <table:table-cell office:value-type="float" office:value="0.911992" calcext:value-type="float">
            <text:p>0.911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2411" calcext:value-type="float">
            <text:p>0.912411</text:p>
          </table:table-cell>
          <table:table-cell office:value-type="float" office:value="0.015211" calcext:value-type="float">
            <text:p>0.015211</text:p>
          </table:table-cell>
          <table:table-cell office:value-type="float" office:value="0.897006" calcext:value-type="float">
            <text:p>0.8970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8165" calcext:value-type="float">
            <text:p>0.948165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932047" calcext:value-type="float">
            <text:p>0.9320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4769" calcext:value-type="float">
            <text:p>0.934769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0.919359" calcext:value-type="float">
            <text:p>0.919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3317" calcext:value-type="float">
            <text:p>0.933317</text:p>
          </table:table-cell>
          <table:table-cell office:value-type="float" office:value="0.015211" calcext:value-type="float">
            <text:p>0.015211</text:p>
          </table:table-cell>
          <table:table-cell office:value-type="float" office:value="0.917905" calcext:value-type="float">
            <text:p>0.917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6279" calcext:value-type="float">
            <text:p>0.926279</text:p>
          </table:table-cell>
          <table:table-cell office:value-type="float" office:value="0.015226" calcext:value-type="float">
            <text:p>0.015226</text:p>
          </table:table-cell>
          <table:table-cell office:value-type="float" office:value="0.910862" calcext:value-type="float">
            <text:p>0.9108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56817" calcext:value-type="float">
            <text:p>0.956817</text:p>
          </table:table-cell>
          <table:table-cell office:value-type="float" office:value="0.015193" calcext:value-type="float">
            <text:p>0.015193</text:p>
          </table:table-cell>
          <table:table-cell office:value-type="float" office:value="0.941429" calcext:value-type="float">
            <text:p>0.9414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4616" calcext:value-type="float">
            <text:p>0.924616</text:p>
          </table:table-cell>
          <table:table-cell office:value-type="float" office:value="0.015222" calcext:value-type="float">
            <text:p>0.015222</text:p>
          </table:table-cell>
          <table:table-cell office:value-type="float" office:value="0.909205" calcext:value-type="float">
            <text:p>0.9092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7805" calcext:value-type="float">
            <text:p>0.917805</text:p>
          </table:table-cell>
          <table:table-cell office:value-type="float" office:value="0.015194" calcext:value-type="float">
            <text:p>0.015194</text:p>
          </table:table-cell>
          <table:table-cell office:value-type="float" office:value="0.902419" calcext:value-type="float">
            <text:p>0.9024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362" calcext:value-type="float">
            <text:p>0.93362</text:p>
          </table:table-cell>
          <table:table-cell office:value-type="float" office:value="0.015217" calcext:value-type="float">
            <text:p>0.015217</text:p>
          </table:table-cell>
          <table:table-cell office:value-type="float" office:value="0.918213" calcext:value-type="float">
            <text:p>0.918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6192" calcext:value-type="float">
            <text:p>0.926192</text:p>
          </table:table-cell>
          <table:table-cell office:value-type="float" office:value="0.015213" calcext:value-type="float">
            <text:p>0.015213</text:p>
          </table:table-cell>
          <table:table-cell office:value-type="float" office:value="0.910779" calcext:value-type="float">
            <text:p>0.9107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1231" calcext:value-type="float">
            <text:p>0.931231</text:p>
          </table:table-cell>
          <table:table-cell office:value-type="float" office:value="0.015233" calcext:value-type="float">
            <text:p>0.015233</text:p>
          </table:table-cell>
          <table:table-cell office:value-type="float" office:value="0.91581" calcext:value-type="float">
            <text:p>0.915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5196" calcext:value-type="float">
            <text:p>0.915196</text:p>
          </table:table-cell>
          <table:table-cell office:value-type="float" office:value="0.015193" calcext:value-type="float">
            <text:p>0.015193</text:p>
          </table:table-cell>
          <table:table-cell office:value-type="float" office:value="0.899807" calcext:value-type="float">
            <text:p>0.8998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038" calcext:value-type="float">
            <text:p>0.91038</text:p>
          </table:table-cell>
          <table:table-cell office:value-type="float" office:value="0.015366" calcext:value-type="float">
            <text:p>0.015366</text:p>
          </table:table-cell>
          <table:table-cell office:value-type="float" office:value="0.894778" calcext:value-type="float">
            <text:p>0.8947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6156" calcext:value-type="float">
            <text:p>0.936156</text:p>
          </table:table-cell>
          <table:table-cell office:value-type="float" office:value="0.015203" calcext:value-type="float">
            <text:p>0.015203</text:p>
          </table:table-cell>
          <table:table-cell office:value-type="float" office:value="0.920765" calcext:value-type="float">
            <text:p>0.9207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2824" calcext:value-type="float">
            <text:p>0.912824</text:p>
          </table:table-cell>
          <table:table-cell office:value-type="float" office:value="0.015219" calcext:value-type="float">
            <text:p>0.015219</text:p>
          </table:table-cell>
          <table:table-cell office:value-type="float" office:value="0.897417" calcext:value-type="float">
            <text:p>0.8974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1295" calcext:value-type="float">
            <text:p>0.921295</text:p>
          </table:table-cell>
          <table:table-cell office:value-type="float" office:value="0.015201" calcext:value-type="float">
            <text:p>0.015201</text:p>
          </table:table-cell>
          <table:table-cell office:value-type="float" office:value="0.905911" calcext:value-type="float">
            <text:p>0.9059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701" calcext:value-type="float">
            <text:p>0.93701</text:p>
          </table:table-cell>
          <table:table-cell office:value-type="float" office:value="0.015211" calcext:value-type="float">
            <text:p>0.015211</text:p>
          </table:table-cell>
          <table:table-cell office:value-type="float" office:value="0.92161" calcext:value-type="float">
            <text:p>0.921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4981" calcext:value-type="float">
            <text:p>0.924981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0.909574" calcext:value-type="float">
            <text:p>0.909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2689" calcext:value-type="float">
            <text:p>0.932689</text:p>
          </table:table-cell>
          <table:table-cell office:value-type="float" office:value="0.015208" calcext:value-type="float">
            <text:p>0.015208</text:p>
          </table:table-cell>
          <table:table-cell office:value-type="float" office:value="0.917292" calcext:value-type="float">
            <text:p>0.917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3928" calcext:value-type="float">
            <text:p>0.933928</text:p>
          </table:table-cell>
          <table:table-cell office:value-type="float" office:value="0.015226" calcext:value-type="float">
            <text:p>0.015226</text:p>
          </table:table-cell>
          <table:table-cell office:value-type="float" office:value="0.918511" calcext:value-type="float">
            <text:p>0.918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6123" calcext:value-type="float">
            <text:p>0.96123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2883" calcext:value-type="float">
            <text:p>0.912883</text:p>
          </table:table-cell>
          <table:table-cell office:value-type="float" office:value="0.015198" calcext:value-type="float">
            <text:p>0.015198</text:p>
          </table:table-cell>
          <table:table-cell office:value-type="float" office:value="0.897499" calcext:value-type="float">
            <text:p>0.897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3978" calcext:value-type="float">
            <text:p>0.923978</text:p>
          </table:table-cell>
          <table:table-cell office:value-type="float" office:value="0.015221" calcext:value-type="float">
            <text:p>0.015221</text:p>
          </table:table-cell>
          <table:table-cell office:value-type="float" office:value="0.908556" calcext:value-type="float">
            <text:p>0.9085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7477" calcext:value-type="float">
            <text:p>0.947477</text:p>
          </table:table-cell>
          <table:table-cell office:value-type="float" office:value="0.015217" calcext:value-type="float">
            <text:p>0.015217</text:p>
          </table:table-cell>
          <table:table-cell office:value-type="float" office:value="0.932065" calcext:value-type="float">
            <text:p>0.9320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60306" calcext:value-type="float">
            <text:p>0.960306</text:p>
          </table:table-cell>
          <table:table-cell office:value-type="float" office:value="0.015318" calcext:value-type="float">
            <text:p>0.015318</text:p>
          </table:table-cell>
          <table:table-cell office:value-type="float" office:value="0.944755" calcext:value-type="float">
            <text:p>0.944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9259" calcext:value-type="float">
            <text:p>0.939259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923857" calcext:value-type="float">
            <text:p>0.9238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716" calcext:value-type="float">
            <text:p>0.94716</text:p>
          </table:table-cell>
          <table:table-cell office:value-type="float" office:value="0.015221" calcext:value-type="float">
            <text:p>0.015221</text:p>
          </table:table-cell>
          <table:table-cell office:value-type="float" office:value="0.931749" calcext:value-type="float">
            <text:p>0.9317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4679" calcext:value-type="float">
            <text:p>0.924679</text:p>
          </table:table-cell>
          <table:table-cell office:value-type="float" office:value="0.015244" calcext:value-type="float">
            <text:p>0.015244</text:p>
          </table:table-cell>
          <table:table-cell office:value-type="float" office:value="0.909229" calcext:value-type="float">
            <text:p>0.9092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5535" calcext:value-type="float">
            <text:p>0.945535</text:p>
          </table:table-cell>
          <table:table-cell office:value-type="float" office:value="0.015221" calcext:value-type="float">
            <text:p>0.015221</text:p>
          </table:table-cell>
          <table:table-cell office:value-type="float" office:value="0.930125" calcext:value-type="float">
            <text:p>0.930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1788" calcext:value-type="float">
            <text:p>0.941788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0.926399" calcext:value-type="float">
            <text:p>0.926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632" calcext:value-type="float">
            <text:p>0.92632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0.9109" calcext:value-type="float">
            <text:p>0.91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89881" calcext:value-type="float">
            <text:p>0.89881</text:p>
          </table:table-cell>
          <table:table-cell office:value-type="float" office:value="0.015211" calcext:value-type="float">
            <text:p>0.015211</text:p>
          </table:table-cell>
          <table:table-cell office:value-type="float" office:value="0.8834" calcext:value-type="float">
            <text:p>0.88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3601" calcext:value-type="float">
            <text:p>0.913601</text:p>
          </table:table-cell>
          <table:table-cell office:value-type="float" office:value="0.015413" calcext:value-type="float">
            <text:p>0.015413</text:p>
          </table:table-cell>
          <table:table-cell office:value-type="float" office:value="0.897945" calcext:value-type="float">
            <text:p>0.8979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69616" calcext:value-type="float">
            <text:p>0.969616</text:p>
          </table:table-cell>
          <table:table-cell office:value-type="float" office:value="0.015561" calcext:value-type="float">
            <text:p>0.015561</text:p>
          </table:table-cell>
          <table:table-cell office:value-type="float" office:value="0.95375" calcext:value-type="float">
            <text:p>0.953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62142" calcext:value-type="float">
            <text:p>0.962142</text:p>
          </table:table-cell>
          <table:table-cell office:value-type="float" office:value="0.015193" calcext:value-type="float">
            <text:p>0.015193</text:p>
          </table:table-cell>
          <table:table-cell office:value-type="float" office:value="0.946748" calcext:value-type="float">
            <text:p>0.946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6073" calcext:value-type="float">
            <text:p>0.926073</text:p>
          </table:table-cell>
          <table:table-cell office:value-type="float" office:value="0.015216" calcext:value-type="float">
            <text:p>0.015216</text:p>
          </table:table-cell>
          <table:table-cell office:value-type="float" office:value="0.91066" calcext:value-type="float">
            <text:p>0.910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6338" calcext:value-type="float">
            <text:p>0.926338</text:p>
          </table:table-cell>
          <table:table-cell office:value-type="float" office:value="0.015216" calcext:value-type="float">
            <text:p>0.015216</text:p>
          </table:table-cell>
          <table:table-cell office:value-type="float" office:value="0.910929" calcext:value-type="float">
            <text:p>0.9109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0761" calcext:value-type="float">
            <text:p>0.930761</text:p>
          </table:table-cell>
          <table:table-cell office:value-type="float" office:value="0.015254" calcext:value-type="float">
            <text:p>0.015254</text:p>
          </table:table-cell>
          <table:table-cell office:value-type="float" office:value="0.915308" calcext:value-type="float">
            <text:p>0.9153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642" calcext:value-type="float">
            <text:p>0.93642</text:p>
          </table:table-cell>
          <table:table-cell office:value-type="float" office:value="0.015143" calcext:value-type="float">
            <text:p>0.015143</text:p>
          </table:table-cell>
          <table:table-cell office:value-type="float" office:value="0.921082" calcext:value-type="float">
            <text:p>0.921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59" calcext:value-type="float">
            <text:p>0.9259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910496" calcext:value-type="float">
            <text:p>0.9104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3775" calcext:value-type="float">
            <text:p>0.913775</text:p>
          </table:table-cell>
          <table:table-cell office:value-type="float" office:value="0.015207" calcext:value-type="float">
            <text:p>0.015207</text:p>
          </table:table-cell>
          <table:table-cell office:value-type="float" office:value="0.898377" calcext:value-type="float">
            <text:p>0.8983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896717" calcext:value-type="float">
            <text:p>0.896717</text:p>
          </table:table-cell>
          <table:table-cell office:value-type="float" office:value="0.015198" calcext:value-type="float">
            <text:p>0.015198</text:p>
          </table:table-cell>
          <table:table-cell office:value-type="float" office:value="0.88133" calcext:value-type="float">
            <text:p>0.881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4512" calcext:value-type="float">
            <text:p>0.924512</text:p>
          </table:table-cell>
          <table:table-cell office:value-type="float" office:value="0.015325" calcext:value-type="float">
            <text:p>0.015325</text:p>
          </table:table-cell>
          <table:table-cell office:value-type="float" office:value="0.908961" calcext:value-type="float">
            <text:p>0.9089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7448" calcext:value-type="float">
            <text:p>0.937448</text:p>
          </table:table-cell>
          <table:table-cell office:value-type="float" office:value="0.015239" calcext:value-type="float">
            <text:p>0.015239</text:p>
          </table:table-cell>
          <table:table-cell office:value-type="float" office:value="0.922024" calcext:value-type="float">
            <text:p>0.9220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65944" calcext:value-type="float">
            <text:p>0.965944</text:p>
          </table:table-cell>
          <table:table-cell office:value-type="float" office:value="0.015346" calcext:value-type="float">
            <text:p>0.015346</text:p>
          </table:table-cell>
          <table:table-cell office:value-type="float" office:value="0.950356" calcext:value-type="float">
            <text:p>0.950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4049" calcext:value-type="float">
            <text:p>0.924049</text:p>
          </table:table-cell>
          <table:table-cell office:value-type="float" office:value="0.015214" calcext:value-type="float">
            <text:p>0.015214</text:p>
          </table:table-cell>
          <table:table-cell office:value-type="float" office:value="0.908637" calcext:value-type="float">
            <text:p>0.908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026" calcext:value-type="float">
            <text:p>0.91026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0.894872" calcext:value-type="float">
            <text:p>0.8948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00887" calcext:value-type="float">
            <text:p>0.90088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885499" calcext:value-type="float">
            <text:p>0.885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3075" calcext:value-type="float">
            <text:p>0.923075</text:p>
          </table:table-cell>
          <table:table-cell office:value-type="float" office:value="0.015213" calcext:value-type="float">
            <text:p>0.015213</text:p>
          </table:table-cell>
          <table:table-cell office:value-type="float" office:value="0.907664" calcext:value-type="float">
            <text:p>0.907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70096" calcext:value-type="float">
            <text:p>0.970096</text:p>
          </table:table-cell>
          <table:table-cell office:value-type="float" office:value="0.015204" calcext:value-type="float">
            <text:p>0.015204</text:p>
          </table:table-cell>
          <table:table-cell office:value-type="float" office:value="0.954711" calcext:value-type="float">
            <text:p>0.954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7982" calcext:value-type="float">
            <text:p>0.947982</text:p>
          </table:table-cell>
          <table:table-cell office:value-type="float" office:value="0.015222" calcext:value-type="float">
            <text:p>0.015222</text:p>
          </table:table-cell>
          <table:table-cell office:value-type="float" office:value="0.932563" calcext:value-type="float">
            <text:p>0.9325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0445" calcext:value-type="float">
            <text:p>0.90445</text:p>
          </table:table-cell>
          <table:table-cell office:value-type="float" office:value="0.015205" calcext:value-type="float">
            <text:p>0.015205</text:p>
          </table:table-cell>
          <table:table-cell office:value-type="float" office:value="0.889053" calcext:value-type="float">
            <text:p>0.8890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08272" calcext:value-type="float">
            <text:p>0.908272</text:p>
          </table:table-cell>
          <table:table-cell office:value-type="float" office:value="0.015195" calcext:value-type="float">
            <text:p>0.015195</text:p>
          </table:table-cell>
          <table:table-cell office:value-type="float" office:value="0.892878" calcext:value-type="float">
            <text:p>0.8928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661" calcext:value-type="float">
            <text:p>0.91661</text:p>
          </table:table-cell>
          <table:table-cell office:value-type="float" office:value="0.015202" calcext:value-type="float">
            <text:p>0.015202</text:p>
          </table:table-cell>
          <table:table-cell office:value-type="float" office:value="0.901222" calcext:value-type="float">
            <text:p>0.9012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2425" calcext:value-type="float">
            <text:p>0.932425</text:p>
          </table:table-cell>
          <table:table-cell office:value-type="float" office:value="0.015214" calcext:value-type="float">
            <text:p>0.015214</text:p>
          </table:table-cell>
          <table:table-cell office:value-type="float" office:value="0.917014" calcext:value-type="float">
            <text:p>0.9170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4172" calcext:value-type="float">
            <text:p>0.924172</text:p>
          </table:table-cell>
          <table:table-cell office:value-type="float" office:value="0.015145" calcext:value-type="float">
            <text:p>0.015145</text:p>
          </table:table-cell>
          <table:table-cell office:value-type="float" office:value="0.908831" calcext:value-type="float">
            <text:p>0.9088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7501" calcext:value-type="float">
            <text:p>0.917501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902105" calcext:value-type="float">
            <text:p>0.9021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0511" calcext:value-type="float">
            <text:p>0.940511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0.925094" calcext:value-type="float">
            <text:p>0.925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5117" calcext:value-type="float">
            <text:p>0.935117</text:p>
          </table:table-cell>
          <table:table-cell office:value-type="float" office:value="0.015216" calcext:value-type="float">
            <text:p>0.015216</text:p>
          </table:table-cell>
          <table:table-cell office:value-type="float" office:value="0.919714" calcext:value-type="float">
            <text:p>0.9197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2483" calcext:value-type="float">
            <text:p>0.942483</text:p>
          </table:table-cell>
          <table:table-cell office:value-type="float" office:value="0.015324" calcext:value-type="float">
            <text:p>0.015324</text:p>
          </table:table-cell>
          <table:table-cell office:value-type="float" office:value="0.926933" calcext:value-type="float">
            <text:p>0.9269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55102" calcext:value-type="float">
            <text:p>0.95510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39461" calcext:value-type="float">
            <text:p>0.9394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5525" calcext:value-type="float">
            <text:p>0.925525</text:p>
          </table:table-cell>
          <table:table-cell office:value-type="float" office:value="0.015225" calcext:value-type="float">
            <text:p>0.015225</text:p>
          </table:table-cell>
          <table:table-cell office:value-type="float" office:value="0.91011" calcext:value-type="float">
            <text:p>0.910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898692" calcext:value-type="float">
            <text:p>0.898692</text:p>
          </table:table-cell>
          <table:table-cell office:value-type="float" office:value="0.015209" calcext:value-type="float">
            <text:p>0.015209</text:p>
          </table:table-cell>
          <table:table-cell office:value-type="float" office:value="0.883284" calcext:value-type="float">
            <text:p>0.8832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2592" calcext:value-type="float">
            <text:p>0.912592</text:p>
          </table:table-cell>
          <table:table-cell office:value-type="float" office:value="0.015221" calcext:value-type="float">
            <text:p>0.015221</text:p>
          </table:table-cell>
          <table:table-cell office:value-type="float" office:value="0.897173" calcext:value-type="float">
            <text:p>0.8971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5409" calcext:value-type="float">
            <text:p>0.935409</text:p>
          </table:table-cell>
          <table:table-cell office:value-type="float" office:value="0.015241" calcext:value-type="float">
            <text:p>0.015241</text:p>
          </table:table-cell>
          <table:table-cell office:value-type="float" office:value="0.91998" calcext:value-type="float">
            <text:p>0.91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6654" calcext:value-type="float">
            <text:p>0.946654</text:p>
          </table:table-cell>
          <table:table-cell office:value-type="float" office:value="0.015208" calcext:value-type="float">
            <text:p>0.015208</text:p>
          </table:table-cell>
          <table:table-cell office:value-type="float" office:value="0.931251" calcext:value-type="float">
            <text:p>0.9312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0926" calcext:value-type="float">
            <text:p>0.920926</text:p>
          </table:table-cell>
          <table:table-cell office:value-type="float" office:value="0.015209" calcext:value-type="float">
            <text:p>0.015209</text:p>
          </table:table-cell>
          <table:table-cell office:value-type="float" office:value="0.905522" calcext:value-type="float">
            <text:p>0.905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3799" calcext:value-type="float">
            <text:p>0.923799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908379" calcext:value-type="float">
            <text:p>0.908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8954" calcext:value-type="float">
            <text:p>0.938954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923551" calcext:value-type="float">
            <text:p>0.9235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5974" calcext:value-type="float">
            <text:p>0.935974</text:p>
          </table:table-cell>
          <table:table-cell office:value-type="float" office:value="0.015208" calcext:value-type="float">
            <text:p>0.015208</text:p>
          </table:table-cell>
          <table:table-cell office:value-type="float" office:value="0.92057" calcext:value-type="float">
            <text:p>0.920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6113" calcext:value-type="float">
            <text:p>0.916113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900714" calcext:value-type="float">
            <text:p>0.9007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40216" calcext:value-type="float">
            <text:p>0.940216</text:p>
          </table:table-cell>
          <table:table-cell office:value-type="float" office:value="0.015222" calcext:value-type="float">
            <text:p>0.015222</text:p>
          </table:table-cell>
          <table:table-cell office:value-type="float" office:value="0.924804" calcext:value-type="float">
            <text:p>0.9248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333" calcext:value-type="float">
            <text:p>0.91333</text:p>
          </table:table-cell>
          <table:table-cell office:value-type="float" office:value="0.015211" calcext:value-type="float">
            <text:p>0.015211</text:p>
          </table:table-cell>
          <table:table-cell office:value-type="float" office:value="0.89793" calcext:value-type="float">
            <text:p>0.8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3113" calcext:value-type="float">
            <text:p>0.93113</text:p>
          </table:table-cell>
          <table:table-cell office:value-type="float" office:value="0.015318" calcext:value-type="float">
            <text:p>0.015318</text:p>
          </table:table-cell>
          <table:table-cell office:value-type="float" office:value="0.915586" calcext:value-type="float">
            <text:p>0.9155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56238" calcext:value-type="float">
            <text:p>0.956238</text:p>
          </table:table-cell>
          <table:table-cell office:value-type="float" office:value="0.015216" calcext:value-type="float">
            <text:p>0.015216</text:p>
          </table:table-cell>
          <table:table-cell office:value-type="float" office:value="0.940826" calcext:value-type="float">
            <text:p>0.9408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24068" calcext:value-type="float">
            <text:p>0.924068</text:p>
          </table:table-cell>
          <table:table-cell office:value-type="float" office:value="0.015209" calcext:value-type="float">
            <text:p>0.015209</text:p>
          </table:table-cell>
          <table:table-cell office:value-type="float" office:value="0.908665" calcext:value-type="float">
            <text:p>0.9086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58425" calcext:value-type="float">
            <text:p>0.958425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94281" calcext:value-type="float">
            <text:p>0.942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897751" calcext:value-type="float">
            <text:p>0.897751</text:p>
          </table:table-cell>
          <table:table-cell office:value-type="float" office:value="0.015204" calcext:value-type="float">
            <text:p>0.015204</text:p>
          </table:table-cell>
          <table:table-cell office:value-type="float" office:value="0.88236" calcext:value-type="float">
            <text:p>0.88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0944" calcext:value-type="float">
            <text:p>0.90944</text:p>
          </table:table-cell>
          <table:table-cell office:value-type="float" office:value="0.015307" calcext:value-type="float">
            <text:p>0.015307</text:p>
          </table:table-cell>
          <table:table-cell office:value-type="float" office:value="0.893945" calcext:value-type="float">
            <text:p>0.8939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82226" calcext:value-type="float">
            <text:p>0.982226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966826" calcext:value-type="float">
            <text:p>0.9668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  <table:table-row table:style-name="ro1">
          <table:table-cell office:value-type="float" office:value="0.919928" calcext:value-type="float">
            <text:p>0.919928</text:p>
          </table:table-cell>
          <table:table-cell office:value-type="float" office:value="0.015198" calcext:value-type="float">
            <text:p>0.015198</text:p>
          </table:table-cell>
          <table:table-cell office:value-type="float" office:value="0.904542" calcext:value-type="float">
            <text:p>0.904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40" calcext:value-type="float">
            <text:p>140</text:p>
          </table:table-cell>
          <table:table-cell office:value-type="float" office:value="3.14159268631472" calcext:value-type="float">
            <text:p>3.14159268631472</text:p>
          </table:table-cell>
          <table:table-cell office:value-type="float" office:value="0.00000003272492410389" calcext:value-type="float">
            <text:p>3.272492410389E-0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1:30:37.418032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2T11:35:54.761658156</dc:date>
    <meta:editing-duration>PT38M48S</meta:editing-duration>
    <meta:editing-cycles>8</meta:editing-cycles>
    <meta:generator>LibreOffice/6.4.6.2$Linux_X86_64 LibreOffice_project/40$Build-2</meta:generator>
    <meta:document-statistic meta:table-count="1" meta:cell-count="21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Average total execution time</text:p>
        </chart:title>
        <chart:subtitle svg:x="6.448cm" svg:y="1.275cm" chart:style-name="ch3">
          <text:p>Sample size: 100</text:p>
        </chart:subtitle>
        <chart:legend chart:legend-position="end" svg:x="12.44cm" svg:y="4.201cm" style:legend-expansion="high" chart:style-name="ch4"/>
        <chart:plot-area chart:style-name="ch5" table:cell-range-address="'cuda-results'.J14:'cuda-results'.K17" chart:data-source-has-labels="both" svg:x="1.331cm" svg:y="2.138cm" svg:width="10.789cm" svg:height="5.701cm">
          <chartooo:coordinate-region svg:x="2.138cm" svg:y="2.337cm" svg:width="9.982cm" svg:height="4.855cm"/>
          <chart:axis chart:dimension="x" chart:name="primary-x" chart:style-name="ch6" chartooo:axis-type="auto">
            <chartooo:date-scale/>
            <chart:title svg:x="5.702cm" svg:y="8.019cm" chart:style-name="ch7">
              <text:p># of iterations</text:p>
            </chart:title>
            <chart:categories table:cell-range-address="'cuda-results'.J15:'cuda-results'.J17"/>
          </chart:axis>
          <chart:axis chart:dimension="y" chart:name="primary-y" chart:style-name="ch8">
            <chart:title svg:x="0.451cm" svg:y="5.76cm" chart:style-name="ch9">
              <text:p>Time (ms)</text:p>
            </chart:title>
            <chart:grid chart:style-name="ch10" chart:class="major"/>
          </chart:axis>
          <chart:series chart:style-name="ch11" chart:values-cell-range-address="'cuda-results'.K15:'cuda-results'.K17" chart:label-cell-address="'cuda-results'.K14:'cuda-results'.K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otal time</text:p>
                <draw:g>
                  <svg:desc>'cuda-results'.K14:'cuda-results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15:'cuda-results'.J17</svg:desc>
                </draw:g>
              </table:table-cell>
              <table:table-cell office:value-type="float" office:value="918.4">
                <text:p>918.4</text:p>
                <draw:g>
                  <svg:desc>'cuda-results'.K15:'cuda-results'.K17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924.3">
                <text:p>924.3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930.7">
                <text:p>93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Average calculation time</text:p>
        </chart:title>
        <chart:subtitle svg:x="6.448cm" svg:y="1.275cm" chart:style-name="ch3">
          <text:p>Sample size: 100</text:p>
        </chart:subtitle>
        <chart:legend chart:legend-position="end" svg:x="11.461cm" svg:y="4.201cm" style:legend-expansion="high" chart:style-name="ch4"/>
        <chart:plot-area chart:style-name="ch5" table:cell-range-address="'cuda-results'.J20:'cuda-results'.K23" chart:data-source-has-labels="both" svg:x="1.331cm" svg:y="2.138cm" svg:width="9.81cm" svg:height="5.701cm">
          <chartooo:coordinate-region svg:x="1.952cm" svg:y="2.337cm" svg:width="9.189cm" svg:height="4.855cm"/>
          <chart:axis chart:dimension="x" chart:name="primary-x" chart:style-name="ch6" chartooo:axis-type="auto">
            <chartooo:date-scale/>
            <chart:title svg:x="5.213cm" svg:y="8.019cm" chart:style-name="ch7">
              <text:p># of iterations</text:p>
            </chart:title>
            <chart:categories table:cell-range-address="'cuda-results'.J21:'cuda-results'.J23"/>
          </chart:axis>
          <chart:axis chart:dimension="y" chart:name="primary-y" chart:style-name="ch8">
            <chart:title svg:x="0.451cm" svg:y="6.567cm" chart:style-name="ch9">
              <text:p>Calculation time (ms)</text:p>
            </chart:title>
            <chart:grid chart:style-name="ch10" chart:class="major"/>
          </chart:axis>
          <chart:series chart:style-name="ch11" chart:values-cell-range-address="'cuda-results'.K21:'cuda-results'.K23" chart:label-cell-address="'cuda-results'.K20:'cuda-results'.K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alculation time</text:p>
                <draw:g>
                  <svg:desc>'cuda-results'.K20:'cuda-results'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21:'cuda-results'.J23</svg:desc>
                </draw:g>
              </table:table-cell>
              <table:table-cell office:value-type="float" office:value="4.5">
                <text:p>4.5</text:p>
                <draw:g>
                  <svg:desc>'cuda-results'.K21:'cuda-results'.K23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15.2">
                <text:p>1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